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3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265777377039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265777377041cm 7.3386151038324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0.957cm" svg:height="1.46cm" draw:transform="rotate (-0.386066830541146) translate (5.98232663217038cm 0.358241976327009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7) rotate (-2.15652882376419) translate (7.0398736382088cm 0.545195492645731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6) rotate (-2.15705242253979) translate (6.2524725199636cm 1.3190241109510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5:04.79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